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adobe-garamond-pro" svg:font-family="adobe-garamond-pro"/>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96c78" officeooo:paragraph-rsid="00196c78"/>
    </style:style>
    <style:style style:name="P2" style:family="paragraph" style:parent-style-name="Standard">
      <style:text-properties officeooo:rsid="00196c78" officeooo:paragraph-rsid="00196c78"/>
    </style:style>
    <style:style style:name="P3" style:family="paragraph" style:parent-style-name="Standard">
      <style:text-properties fo:font-weight="bold" officeooo:rsid="00196c78" officeooo:paragraph-rsid="00196c78" style:font-weight-asian="bold" style:font-weight-complex="bold"/>
    </style:style>
    <style:style style:name="P4" style:family="paragraph" style:parent-style-name="Standard">
      <style:text-properties fo:font-weight="bold" officeooo:rsid="001adf32" officeooo:paragraph-rsid="001adf32" style:font-weight-asian="bold" style:font-weight-complex="bold"/>
    </style:style>
    <style:style style:name="P5" style:family="paragraph" style:parent-style-name="Standard">
      <style:text-properties fo:font-weight="normal" officeooo:rsid="00196c78" officeooo:paragraph-rsid="00196c78" style:font-weight-asian="normal" style:font-weight-complex="normal"/>
    </style:style>
    <style:style style:name="P6" style:family="paragraph" style:parent-style-name="Standard">
      <style:text-properties fo:font-weight="normal" officeooo:rsid="001b79ae" officeooo:paragraph-rsid="001b79ae" style:font-weight-asian="normal" style:font-weight-complex="normal"/>
    </style:style>
    <style:style style:name="P7" style:family="paragraph" style:parent-style-name="Standard">
      <style:text-properties fo:font-size="13pt" officeooo:rsid="00196c78" officeooo:paragraph-rsid="00196c78" style:font-size-asian="13pt" style:font-size-complex="13pt"/>
    </style:style>
    <style:style style:name="P8" style:family="paragraph" style:parent-style-name="Standard">
      <style:text-properties officeooo:paragraph-rsid="00196c78"/>
    </style:style>
    <style:style style:name="P9" style:family="paragraph" style:parent-style-name="Standard">
      <style:text-properties fo:color="#000000" fo:font-weight="normal" officeooo:rsid="001b79ae" officeooo:paragraph-rsid="001cd2d0" fo:background-color="transparent" style:font-weight-asian="normal" style:font-weight-complex="normal"/>
    </style:style>
    <style:style style:name="P10" style:family="paragraph" style:parent-style-name="Standard">
      <style:text-properties fo:color="#000000" fo:font-weight="normal" officeooo:rsid="001b79ae" officeooo:paragraph-rsid="001d77ae" fo:background-color="transparent" style:font-weight-asian="normal" style:font-weight-complex="normal"/>
    </style:style>
    <style:style style:name="P11" style:family="paragraph" style:parent-style-name="Standard">
      <style:text-properties fo:color="#000000" fo:font-weight="normal" officeooo:rsid="001d77ae" officeooo:paragraph-rsid="001d77ae" fo:background-color="transparent" style:font-weight-asian="normal" style:font-weight-complex="normal"/>
    </style:style>
    <style:style style:name="P12" style:family="paragraph" style:parent-style-name="Standard">
      <style:text-properties fo:color="#000000" fo:font-weight="normal" officeooo:rsid="00203e7d" officeooo:paragraph-rsid="00203e7d" fo:background-color="transparent" style:font-weight-asian="normal" style:font-weight-complex="normal"/>
    </style:style>
    <style:style style:name="P13" style:family="paragraph" style:parent-style-name="Standard">
      <style:text-properties fo:color="#000000" fo:font-weight="bold" officeooo:rsid="002295cb" officeooo:paragraph-rsid="002295cb" fo:background-color="transparent" style:font-weight-asian="bold" style:font-weight-complex="bold"/>
    </style:style>
    <style:style style:name="P14" style:family="paragraph" style:parent-style-name="Standard">
      <style:text-properties fo:color="#000000" fo:font-weight="bold" officeooo:rsid="002855d0" officeooo:paragraph-rsid="002855d0" fo:background-color="transparent" style:font-weight-asian="bold" style:font-weight-complex="bold"/>
    </style:style>
    <style:style style:name="P15" style:family="paragraph" style:parent-style-name="Standard">
      <style:text-properties fo:color="#000000" fo:font-weight="bold" officeooo:rsid="002855d0" officeooo:paragraph-rsid="003193d3" fo:background-color="transparent" style:font-weight-asian="bold" style:font-weight-complex="bold"/>
    </style:style>
    <style:style style:name="P16" style:family="paragraph" style:parent-style-name="Standard">
      <style:text-properties fo:color="#000000" fo:font-weight="bold" officeooo:rsid="0028cf7b" officeooo:paragraph-rsid="002a35e3" fo:background-color="transparent" style:font-weight-asian="bold" style:font-weight-complex="bold"/>
    </style:style>
    <style:style style:name="P17" style:family="paragraph" style:parent-style-name="Standard">
      <style:text-properties fo:color="#000000" fo:font-weight="bold" officeooo:rsid="002bfa2d" officeooo:paragraph-rsid="002bfa2d" fo:background-color="transparent" style:font-weight-asian="bold" style:font-weight-complex="bold"/>
    </style:style>
    <style:style style:name="P18" style:family="paragraph" style:parent-style-name="Standard">
      <style:text-properties fo:color="#000000" fo:font-weight="bold" officeooo:paragraph-rsid="002295cb" fo:background-color="transparent"/>
    </style:style>
    <style:style style:name="P19" style:family="paragraph" style:parent-style-name="Standard">
      <style:text-properties fo:color="#000000" style:font-name="Droid Sans Mono" fo:font-size="10.5pt" fo:font-weight="normal" officeooo:rsid="001b79ae" officeooo:paragraph-rsid="001b79ae" fo:background-color="transparent" style:font-weight-asian="normal" style:font-weight-complex="normal"/>
    </style:style>
    <style:style style:name="P20" style:family="paragraph" style:parent-style-name="Standard">
      <style:text-properties fo:color="#000000" style:font-name="Calibri" fo:font-size="10.5pt" fo:font-weight="normal" officeooo:rsid="001d77ae" officeooo:paragraph-rsid="001cd2d0" fo:background-color="transparent" style:font-weight-asian="normal" style:font-name-complex="Calibri" style:font-weight-complex="normal"/>
    </style:style>
    <style:style style:name="P21" style:family="paragraph" style:parent-style-name="Standard">
      <style:paragraph-properties fo:text-align="justify" style:justify-single-word="false"/>
      <style:text-properties fo:color="#000000" style:font-name="Calibri" fo:font-size="10.5pt" fo:font-weight="normal" officeooo:rsid="001d77ae" officeooo:paragraph-rsid="001d77ae" fo:background-color="transparent" style:font-weight-asian="normal" style:font-name-complex="Calibri" style:font-weight-complex="normal"/>
    </style:style>
    <style:style style:name="P22" style:family="paragraph" style:parent-style-name="Standard">
      <style:text-properties fo:color="#000000" style:font-name="Calibri" fo:font-size="10.5pt" fo:font-weight="normal" officeooo:rsid="001d77ae" officeooo:paragraph-rsid="001d77ae" fo:background-color="transparent" style:font-weight-asian="normal" style:font-name-complex="Calibri" style:font-weight-complex="normal"/>
    </style:style>
    <style:style style:name="P23" style:family="paragraph" style:parent-style-name="Standard">
      <style:text-properties fo:color="#000000" style:font-name="Calibri" fo:font-size="10.5pt" fo:font-weight="normal" officeooo:rsid="00265cbc" officeooo:paragraph-rsid="002295cb" fo:background-color="transparent" style:font-weight-asian="normal" style:font-name-complex="Calibri" style:font-weight-complex="normal"/>
    </style:style>
    <style:style style:name="P24" style:family="paragraph" style:parent-style-name="Standard">
      <style:text-properties fo:color="#000000" style:font-name="Calibri" fo:font-size="10.5pt" fo:font-weight="normal" officeooo:rsid="002295cb" officeooo:paragraph-rsid="002295cb" fo:background-color="transparent" style:font-weight-asian="normal" style:font-name-complex="Calibri" style:font-weight-complex="normal"/>
    </style:style>
    <style:style style:name="P25" style:family="paragraph" style:parent-style-name="Standard">
      <style:text-properties fo:color="#000000" style:font-name="Calibri" fo:font-size="10.5pt" fo:font-weight="normal" officeooo:rsid="002855d0" officeooo:paragraph-rsid="002855d0" fo:background-color="transparent" style:font-weight-asian="normal" style:font-name-complex="Calibri" style:font-weight-complex="normal"/>
    </style:style>
    <style:style style:name="P26" style:family="paragraph" style:parent-style-name="Standard">
      <style:text-properties fo:color="#000000" style:font-name="Calibri" fo:font-size="10.5pt" fo:font-weight="normal" officeooo:rsid="0028cf7b" officeooo:paragraph-rsid="0028cf7b" fo:background-color="transparent" style:font-weight-asian="normal" style:font-name-complex="Calibri" style:font-weight-complex="normal"/>
    </style:style>
    <style:style style:name="P27" style:family="paragraph" style:parent-style-name="Standard">
      <style:text-properties fo:color="#000000" style:font-name="Calibri" fo:font-size="10.5pt" fo:font-weight="normal" officeooo:rsid="002bfa2d" officeooo:paragraph-rsid="002bfa2d" fo:background-color="transparent" style:font-weight-asian="normal" style:font-name-complex="Calibri" style:font-weight-complex="normal"/>
    </style:style>
    <style:style style:name="P28" style:family="paragraph" style:parent-style-name="Standard">
      <style:text-properties fo:color="#000000" style:font-name="Calibri" fo:font-size="10.5pt" fo:font-weight="normal" officeooo:rsid="002fa693" officeooo:paragraph-rsid="002db326" style:font-weight-asian="normal" style:font-name-complex="Calibri" style:font-weight-complex="normal"/>
    </style:style>
    <style:style style:name="P29" style:family="paragraph" style:parent-style-name="Standard">
      <style:text-properties fo:color="#000000" style:font-name="Calibri" fo:font-size="10.5pt" fo:font-weight="bold" officeooo:rsid="001d77ae" officeooo:paragraph-rsid="001d77ae" fo:background-color="transparent" style:font-weight-asian="bold" style:font-name-complex="Calibri" style:font-weight-complex="bold"/>
    </style:style>
    <style:style style:name="P30" style:family="paragraph" style:parent-style-name="Standard">
      <style:text-properties fo:color="#000000" style:font-name="Calibri" fo:font-size="10.5pt" fo:font-weight="bold" officeooo:rsid="00203e7d" officeooo:paragraph-rsid="00203e7d" fo:background-color="transparent" style:font-weight-asian="bold" style:font-name-complex="Calibri" style:font-weight-complex="bold"/>
    </style:style>
    <style:style style:name="P31" style:family="paragraph" style:parent-style-name="Standard">
      <style:text-properties fo:color="#000000" style:font-name="Calibri" fo:font-size="10.5pt" fo:font-weight="bold" officeooo:rsid="002295cb" officeooo:paragraph-rsid="002295cb" fo:background-color="transparent" style:font-weight-asian="bold" style:font-name-complex="Calibri" style:font-weight-complex="bold"/>
    </style:style>
    <style:style style:name="P32" style:family="paragraph" style:parent-style-name="Standard">
      <style:text-properties fo:color="#000000" style:font-name="Calibri" fo:font-size="10.5pt" fo:font-weight="bold" officeooo:rsid="002855d0" officeooo:paragraph-rsid="002855d0" fo:background-color="transparent" style:font-weight-asian="bold" style:font-name-complex="Calibri" style:font-weight-complex="bold"/>
    </style:style>
    <style:style style:name="P33" style:family="paragraph" style:parent-style-name="Standard">
      <style:text-properties fo:color="#000000" style:font-name="Calibri" fo:font-size="10.5pt" fo:font-weight="bold" officeooo:rsid="002bfa2d" officeooo:paragraph-rsid="002bfa2d" fo:background-color="transparent" style:font-weight-asian="bold" style:font-name-complex="Calibri" style:font-weight-complex="bold"/>
    </style:style>
    <style:style style:name="P34" style:family="paragraph" style:parent-style-name="Standard">
      <style:text-properties officeooo:paragraph-rsid="002db326"/>
    </style:style>
    <style:style style:name="P35" style:family="paragraph" style:parent-style-name="Standard">
      <style:text-properties fo:color="#4ec9b0" style:font-name="Droid Sans Mono" fo:font-size="10.5pt" fo:font-weight="normal" officeooo:rsid="001b79ae" officeooo:paragraph-rsid="001b79ae" fo:background-color="#1e1e1e" style:font-weight-asian="normal" style:font-weight-complex="normal"/>
    </style:style>
    <style:style style:name="P36" style:family="paragraph" style:parent-style-name="Standard">
      <style:text-properties fo:font-variant="normal" fo:text-transform="none" fo:color="#000000" style:font-name="Calibri" fo:font-size="12pt" fo:letter-spacing="normal" fo:font-style="normal" fo:font-weight="normal" officeooo:rsid="002bfa2d" officeooo:paragraph-rsid="002bfa2d" fo:background-color="transparent" style:font-size-asian="12pt" style:font-weight-asian="bold" style:font-name-complex="Calibri" style:font-size-complex="12pt" style:font-weight-complex="bold" loext:padding="0in" loext:border="none"/>
    </style:style>
    <style:style style:name="P37"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adobe-garamond-pro" fo:font-size="12pt" fo:letter-spacing="normal" fo:font-style="normal" fo:font-weight="normal" style:font-size-asian="12pt" style:font-size-complex="12pt" loext:padding="0in" loext:border="none"/>
    </style:style>
    <style:style style:name="P38"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color="#000000" style:font-name="adobe-garamond-pro" fo:font-size="12pt" fo:letter-spacing="normal" fo:font-style="normal" fo:font-weight="normal" fo:background-color="transparent" style:font-size-asian="12pt" style:font-size-complex="12pt" loext:padding="0in" loext:border="none"/>
    </style:style>
    <style:style style:name="P39" style:family="paragraph" style:parent-style-name="Standard">
      <style:text-properties fo:color="#000000" style:font-name="Calibri" fo:font-size="10.5pt" fo:font-weight="normal" officeooo:rsid="0036a59c" officeooo:paragraph-rsid="0036a59c" fo:background-color="transparent" style:font-weight-asian="normal" style:font-name-complex="Calibri" style:font-weight-complex="normal"/>
    </style:style>
    <style:style style:name="T1" style:family="text">
      <style:text-properties officeooo:rsid="00196c78"/>
    </style:style>
    <style:style style:name="T2" style:family="text">
      <style:text-properties fo:font-style="italic" style:font-style-asian="italic" style:font-style-complex="italic"/>
    </style:style>
    <style:style style:name="T3" style:family="text">
      <style:text-properties fo:font-style="italic" officeooo:rsid="00196c78" style:font-style-asian="italic" style:font-style-complex="italic"/>
    </style:style>
    <style:style style:name="T4" style:family="text">
      <style:text-properties fo:font-style="italic" officeooo:rsid="00270fb1" style:font-style-asian="italic" style:font-style-complex="italic"/>
    </style:style>
    <style:style style:name="T5" style:family="text">
      <style:text-properties fo:font-style="italic" style:text-underline-style="solid" style:text-underline-width="auto" style:text-underline-color="font-color" officeooo:rsid="00196c78"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officeooo:rsid="0038d62b"/>
    </style:style>
    <style:style style:name="T9" style:family="text">
      <style:text-properties officeooo:rsid="001adf32"/>
    </style:style>
    <style:style style:name="T10" style:family="text">
      <style:text-properties officeooo:rsid="001cd2d0"/>
    </style:style>
    <style:style style:name="T11" style:family="text">
      <style:text-properties style:font-name="Droid Sans Mono" fo:font-size="10.5pt"/>
    </style:style>
    <style:style style:name="T12" style:family="text">
      <style:text-properties style:font-name="Droid Sans Mono" fo:font-size="10.5pt" officeooo:rsid="001cd2d0"/>
    </style:style>
    <style:style style:name="T13" style:family="text">
      <style:text-properties fo:color="#000000" style:font-name="Calibri" fo:font-size="10.5pt" style:font-name-complex="Calibri"/>
    </style:style>
    <style:style style:name="T14" style:family="text">
      <style:text-properties fo:color="#000000" style:font-name="Calibri" fo:font-size="10.5pt" officeooo:rsid="001cd2d0" style:font-name-complex="Calibri"/>
    </style:style>
    <style:style style:name="T15" style:family="text">
      <style:text-properties fo:color="#000000" style:font-name="Calibri" fo:font-size="10.5pt" officeooo:rsid="001d77ae" style:font-name-complex="Calibri"/>
    </style:style>
    <style:style style:name="T16" style:family="text">
      <style:text-properties fo:color="#000000" style:font-name="Calibri" fo:font-size="10.5pt" officeooo:rsid="0021164d" style:font-name-complex="Calibri"/>
    </style:style>
    <style:style style:name="T17" style:family="text">
      <style:text-properties fo:color="#000000" style:font-name="Calibri" fo:font-size="10.5pt" officeooo:rsid="0024523d" style:font-name-complex="Calibri"/>
    </style:style>
    <style:style style:name="T18" style:family="text">
      <style:text-properties fo:color="#000000" style:font-name="Calibri" fo:font-size="10.5pt" officeooo:rsid="00257700" style:font-name-complex="Calibri"/>
    </style:style>
    <style:style style:name="T19" style:family="text">
      <style:text-properties fo:color="#000000" style:font-name="Calibri" fo:font-size="10.5pt" officeooo:rsid="00306b51" style:font-name-complex="Calibri"/>
    </style:style>
    <style:style style:name="T20" style:family="text">
      <style:text-properties fo:color="#000000" style:font-name="Calibri" fo:font-size="10.5pt" fo:font-weight="bold" style:font-weight-asian="bold" style:font-name-complex="Calibri" style:font-weight-complex="bold"/>
    </style:style>
    <style:style style:name="T21" style:family="text">
      <style:text-properties fo:color="#000000" style:font-name="Calibri" fo:font-size="10.5pt" fo:font-weight="bold" officeooo:rsid="001d77ae" style:font-weight-asian="bold" style:font-name-complex="Calibri" style:font-weight-complex="bold"/>
    </style:style>
    <style:style style:name="T22" style:family="text">
      <style:text-properties fo:color="#000000" style:font-name="Calibri" fo:font-size="10.5pt" fo:font-weight="normal" style:font-weight-asian="normal" style:font-name-complex="Calibri" style:font-weight-complex="normal"/>
    </style:style>
    <style:style style:name="T23" style:family="text">
      <style:text-properties fo:color="#000000" style:font-name="Calibri" fo:font-size="10.5pt" fo:font-weight="normal" officeooo:rsid="00257700" style:font-weight-asian="normal" style:font-name-complex="Calibri" style:font-weight-complex="normal"/>
    </style:style>
    <style:style style:name="T24" style:family="text">
      <style:text-properties fo:color="#000000" style:font-name="Calibri" fo:font-size="10.5pt" fo:font-weight="normal" officeooo:rsid="00265cbc" style:font-weight-asian="normal" style:font-name-complex="Calibri" style:font-weight-complex="normal"/>
    </style:style>
    <style:style style:name="T25" style:family="text">
      <style:text-properties fo:color="#000000" style:font-name="Calibri" fo:font-size="10.5pt" fo:font-weight="normal" officeooo:rsid="002a35e3" style:font-weight-asian="normal" style:font-name-complex="Calibri" style:font-weight-complex="normal"/>
    </style:style>
    <style:style style:name="T26" style:family="text">
      <style:text-properties fo:color="#000000" style:font-name="Calibri" fo:font-size="10.5pt" fo:font-weight="normal" officeooo:rsid="002bfa2d" style:font-weight-asian="normal" style:font-name-complex="Calibri" style:font-weight-complex="normal"/>
    </style:style>
    <style:style style:name="T27" style:family="text">
      <style:text-properties fo:color="#000000" style:font-name="Calibri" fo:font-size="10.5pt" fo:font-weight="normal" officeooo:rsid="002fa693" style:font-weight-asian="normal" style:font-name-complex="Calibri" style:font-weight-complex="normal"/>
    </style:style>
    <style:style style:name="T28" style:family="text">
      <style:text-properties fo:color="#000000" style:font-name="Calibri" fo:font-size="10.5pt" fo:font-weight="normal" officeooo:rsid="00306b51" style:font-weight-asian="normal" style:font-name-complex="Calibri" style:font-weight-complex="normal"/>
    </style:style>
    <style:style style:name="T29" style:family="text">
      <style:text-properties fo:color="#000000" style:font-name="Calibri" fo:font-size="10.5pt" fo:font-weight="normal" officeooo:rsid="003193d3" style:font-weight-asian="normal" style:font-name-complex="Calibri" style:font-weight-complex="normal"/>
    </style:style>
    <style:style style:name="T30" style:family="text">
      <style:text-properties fo:color="#000000" style:font-name="Calibri" fo:font-size="10.5pt" fo:font-weight="normal" officeooo:rsid="0033d447" style:font-weight-asian="normal" style:font-name-complex="Calibri" style:font-weight-complex="normal"/>
    </style:style>
    <style:style style:name="T31" style:family="text">
      <style:text-properties fo:color="#000000" style:font-name="Calibri" fo:font-size="10.5pt" fo:font-weight="normal" fo:background-color="#ffffff" loext:char-shading-value="0" style:font-weight-asian="normal" style:font-name-complex="Calibri" style:font-weight-complex="normal"/>
    </style:style>
    <style:style style:name="T32" style:family="text">
      <style:text-properties fo:color="#000000" style:font-name="Calibri" fo:font-size="10.5pt" fo:font-weight="normal" officeooo:rsid="002295cb" fo:background-color="#ffffff" loext:char-shading-value="0" style:font-weight-asian="normal" style:font-name-complex="Calibri" style:font-weight-complex="normal"/>
    </style:style>
    <style:style style:name="T33" style:family="text">
      <style:text-properties fo:color="#000000" style:font-name="Calibri" fo:font-size="10.5pt" fo:font-weight="normal" officeooo:rsid="002354b2" fo:background-color="#ffffff" loext:char-shading-value="0" style:font-weight-asian="normal" style:font-name-complex="Calibri" style:font-weight-complex="normal"/>
    </style:style>
    <style:style style:name="T34" style:family="text">
      <style:text-properties fo:color="#000000" style:font-name="Calibri" fo:font-size="10.5pt" fo:font-weight="normal" officeooo:rsid="00306b51" fo:background-color="#ffffff" loext:char-shading-value="0" style:font-weight-asian="normal" style:font-name-complex="Calibri" style:font-weight-complex="normal"/>
    </style:style>
    <style:style style:name="T35" style:family="text">
      <style:text-properties fo:color="#000000" style:font-name="Calibri" fo:font-size="10.5pt" fo:font-weight="normal" officeooo:rsid="003193d3" fo:background-color="#ffffff" loext:char-shading-value="0" style:font-weight-asian="normal" style:font-name-complex="Calibri" style:font-weight-complex="normal"/>
    </style:style>
    <style:style style:name="T36" style:family="text">
      <style:text-properties fo:color="#000000" style:font-name="Calibri" fo:font-size="10.5pt" fo:font-weight="normal" officeooo:rsid="00265cbc" fo:background-color="transparent" loext:char-shading-value="0" style:font-weight-asian="normal" style:font-name-complex="Calibri" style:font-weight-complex="normal"/>
    </style:style>
    <style:style style:name="T37" style:family="text">
      <style:text-properties fo:color="#000000" style:font-name="Calibri" fo:font-size="10.5pt" fo:font-weight="normal" officeooo:rsid="002db326" fo:background-color="transparent" loext:char-shading-value="0" style:font-weight-asian="normal" style:font-name-complex="Calibri" style:font-weight-complex="normal"/>
    </style:style>
    <style:style style:name="T38" style:family="text">
      <style:text-properties fo:color="#000000" style:font-name="Calibri" fo:font-size="10.5pt" fo:font-weight="normal" officeooo:rsid="002fa693" fo:background-color="transparent" loext:char-shading-value="0" style:font-weight-asian="normal" style:font-name-complex="Calibri" style:font-weight-complex="normal"/>
    </style:style>
    <style:style style:name="T39" style:family="text">
      <style:text-properties fo:color="#000000" style:font-name="Calibri" fo:font-size="10.5pt" officeooo:rsid="002295cb" fo:background-color="#ffffff" loext:char-shading-value="0" style:font-weight-asian="bold" style:font-name-complex="Calibri" style:font-weight-complex="bold"/>
    </style:style>
    <style:style style:name="T40" style:family="text">
      <style:text-properties fo:color="#000000" style:font-name="Calibri" fo:font-size="10.5pt" officeooo:rsid="002354b2" fo:background-color="#ffffff" loext:char-shading-value="0" style:font-weight-asian="bold" style:font-name-complex="Calibri" style:font-weight-complex="bold"/>
    </style:style>
    <style:style style:name="T41" style:family="text">
      <style:text-properties fo:background-color="transparent" loext:char-shading-value="0"/>
    </style:style>
    <style:style style:name="T42" style:family="text">
      <style:text-properties officeooo:rsid="00306b51"/>
    </style:style>
    <style:style style:name="T43" style:family="text">
      <style:text-properties style:font-name="Calibri" fo:font-size="10.5pt" officeooo:rsid="00326e01" style:font-name-complex="Calibri"/>
    </style:style>
    <style:style style:name="T44" style:family="text">
      <style:text-properties style:font-name="Calibri" fo:font-size="10.5pt" officeooo:rsid="0032d747" style:font-name-complex="Calibri"/>
    </style:style>
    <style:style style:name="T45" style:family="text">
      <style:text-properties style:font-name="Calibri" fo:font-size="10.5pt" fo:font-weight="normal" officeooo:rsid="00326e01" style:font-weight-asian="normal" style:font-name-complex="Calibri" style:font-weight-complex="normal"/>
    </style:style>
    <style:style style:name="T46" style:family="text">
      <style:text-properties style:font-name="Calibri" fo:font-size="10.5pt" fo:font-weight="normal" officeooo:rsid="0033d447" style:font-weight-asian="normal" style:font-name-complex="Calibri" style:font-weight-complex="normal"/>
    </style:style>
    <style:style style:name="T47" style:family="text">
      <style:text-properties fo:font-weight="bold" style:font-weight-asian="bold" style:font-weight-complex="bold"/>
    </style:style>
    <style:style style:name="T48" style:family="text">
      <style:text-properties officeooo:rsid="0036d7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7">Before starting:</text:p>
      <text:p text:style-name="P8"><text:span text:style-name="T1"><text:tab/></text:span><text:span text:style-name="T3">The all python codes that are attached, are my own work, unless I stated otherwise. You can run and check my results in your own computer to verify the solutions. </text:span><text:span text:style-name="T5">I did not focus on comments</text:span><text:span text:style-name="T3"> because the codes that I designed is just helping me to find solutions. </text:span><text:span text:style-name="T4">Because</text:span><text:span text:style-name="T3"> </text:span><text:span text:style-name="T4">a</text:span><text:span text:style-name="T3">ny code grading is not the case as far as I know. </text:span><text:span text:style-name="T4">However, If you see anything suspicious, inform me and I can assure you I could explain what I did. </text:span><text:span text:style-name="T3">You can find my python codes at the zip file. I also publish my codes on GitHub, to guarantee myself in case of any plagiarism. </text:span><text:a xlink:type="simple" xlink:href="https://github.com/herentug/CS411" text:style-name="Internet_20_link" text:visited-style-name="Visited_20_Internet_20_Link"><text:span text:style-name="T2">https://github.com/herentug/CS411</text:span></text:a></text:p>
      <text:p text:style-name="P2"/>
      <text:p text:style-name="P3">Solution <text:span text:style-name="T9">#1</text:span></text:p>
      <text:p text:style-name="P5"/>
      <text:p text:style-name="P5">To encode cipher text, we can brute attack because the key space is very small. The trying of 26 different keys manually, will bring solution. </text:p>
      <text:p text:style-name="P5"><text:s text:c="2"/>The outputs of ‘shiftcipher.py’ are placed below. </text:p>
      <text:p text:style-name="P5"/>
      <text:p text:style-name="P5">['nzwo', 'oaxp', 'pbyq', 'qczr', 'rdas', 'sebt', 'tfcu', 'ugdv', 'vhew', 'wifx', 'xjgy', 'ykhz', 'zlia', 'amjb', 'bnkc', '<text:span text:style-name="T7">cold</text:span>', 'dpme', 'eqnf', '<text:span text:style-name="T7">frog</text:span>', 'gsph', 'htqi', 'iurj', 'jvsk', 'kwtl', 'lxum', 'myvn']</text:p>
      <text:p text:style-name="P5"/>
      <text:p text:style-name="P5">Apparently, frog and cold are two meaningful <text:span text:style-name="T42">English</text:span> word which obtained from decryption.</text:p>
      <text:p text:style-name="P5"/>
      <text:p text:style-name="P4">Solution #2</text:p>
      <text:p text:style-name="P5"/>
      <text:p text:style-name="P6">What we should check first is <text:span text:style-name="T10">frequency analysis of letters. To achieve that, I write a code which name freqanalisis.py. The output is the following...</text:span></text:p>
      <text:p text:style-name="P6"/>
      <text:p text:style-name="P19">A: 0.0208333333333</text:p>
      <text:p text:style-name="P19">C: 0.0625</text:p>
      <text:p text:style-name="P19">B: 0.0416666666667</text:p>
      <text:p text:style-name="P19">E: 0.0104166666667</text:p>
      <text:p text:style-name="P19">D: 0.0104166666667</text:p>
      <text:p text:style-name="P19">G: 0.0</text:p>
      <text:p text:style-name="P19">F: 0.0625</text:p>
      <text:p text:style-name="P19">I: 0.0416666666667</text:p>
      <text:p text:style-name="P19">H: 0.0833333333333</text:p>
      <text:p text:style-name="P19">K: 0.0</text:p>
      <text:p text:style-name="P19">J: 0.0625</text:p>
      <text:p text:style-name="P19">M: 0.0729166666667</text:p>
      <text:p text:style-name="P19">L: 0.0</text:p>
      <text:p text:style-name="P19">O: 0.0</text:p>
      <text:p text:style-name="P19">N: 0.0104166666667</text:p>
      <text:p text:style-name="P19">Q: 0.0</text:p>
      <text:p text:style-name="P19">P: 0.0</text:p>
      <text:p text:style-name="P19">S: 0.03125</text:p>
      <text:p text:style-name="P19">R: 0.0625</text:p>
      <text:p text:style-name="P19">U: 0.0625</text:p>
      <text:p text:style-name="P19">T: 0.03125</text:p>
      <text:p text:style-name="P19">W: 0.0104166666667</text:p>
      <text:p text:style-name="P19">V: 0.0520833333333</text:p>
      <text:p text:style-name="P19">Y: 0.0104166666667</text:p>
      <text:p text:style-name="P19">X: 0.03125</text:p>
      <text:p text:style-name="P19">Z: 0.03125</text:p>
      <text:p text:style-name="P35"><text:soft-page-break/></text:p>
      <text:p text:style-name="P35"/>
      <text:p text:style-name="P19">A <text:s text:c="6"/>: ||</text:p>
      <text:p text:style-name="P19">C <text:s text:c="6"/>: ||||||</text:p>
      <text:p text:style-name="P19">B <text:s text:c="6"/>: ||||</text:p>
      <text:p text:style-name="P19">E <text:s text:c="6"/>: |</text:p>
      <text:p text:style-name="P19">D <text:s text:c="6"/>: |</text:p>
      <text:p text:style-name="P19">G <text:s text:c="6"/>: </text:p>
      <text:p text:style-name="P19">F <text:s text:c="6"/>: ||||||</text:p>
      <text:p text:style-name="P19">I <text:s text:c="7"/>: ||||</text:p>
      <text:p text:style-name="P19">H <text:s text:c="6"/>: ||||||||</text:p>
      <text:p text:style-name="P19">K <text:s text:c="6"/>: </text:p>
      <text:p text:style-name="P19">J <text:s text:c="7"/>: ||||||</text:p>
      <text:p text:style-name="P19">M <text:s text:c="5"/>: |||||||</text:p>
      <text:p text:style-name="P19">L <text:s text:c="6"/>: </text:p>
      <text:p text:style-name="P19">O <text:s text:c="5"/>: </text:p>
      <text:p text:style-name="P19">N <text:s text:c="6"/>: |</text:p>
      <text:p text:style-name="P19">Q <text:s text:c="6"/>: </text:p>
      <text:p text:style-name="P19">P <text:s text:c="6"/>: </text:p>
      <text:p text:style-name="P19">S <text:s text:c="6"/>: |||</text:p>
      <text:p text:style-name="P19">R <text:s text:c="6"/>: ||||||</text:p>
      <text:p text:style-name="P19">U <text:s text:c="6"/>: ||||||</text:p>
      <text:p text:style-name="P19">T <text:s text:c="6"/>: |||</text:p>
      <text:p text:style-name="P19">W <text:s text:c="6"/>: |</text:p>
      <text:p text:style-name="P19">V <text:s text:c="6"/>: |||||</text:p>
      <text:p text:style-name="P19">Y <text:s text:c="6"/>: |</text:p>
      <text:p text:style-name="P19">X <text:s text:c="6"/>: |||</text:p>
      <text:p text:style-name="P19">Z <text:s text:c="6"/>: |||</text:p>
      <text:p text:style-name="P19"/>
      <text:p text:style-name="P19"/>
      <text:p text:style-name="P9"><text:span text:style-name="T11"><text:s text:c="2"/></text:span><text:span text:style-name="T12">The hint that </text:span><text:span text:style-name="T14">the most frequent letter in the plaintext is “A”, has already given. Therefore we can assume C,F,H,J,M,R,U,V which are most frequent letters could be decrypted to letter ‘A’. In addition, the person who crypt it, made another mistake and forgot the delete spaces between words. In english, I and A is the one letter words, therefore we can assume ‘A’ letter will be encrypted to ‘H’. Luckily, In affine cipher, key space is also very low. </text:span><text:span text:style-name="T15">Therefore we may check approximately 300 keys and filter them by looking first letter of the text. The outputs of code ‘affinecipher.py’, has given below. </text:span></text:p>
      <text:p text:style-name="P20"/>
      <text:p text:style-name="P21">11-1 <text:s text:c="3"/>:a eqmmyeerqb uan we gny cdg man bao a rwlu rgqnfaxwgn cwxd xdy tlwmie gxdyle dajy xdlgcn ax dwu.</text:p>
      <text:p text:style-name="P21">7-3 <text:s text:c="4"/>:a mwkkummzwd ian om snu gjs kan daq a zohi zswnparosn gorj rju fhokym srjuhm jabu rjhsgn ar joi.</text:p>
      <text:p text:style-name="P21">3-5 <text:s text:c="4"/>:a uciiquuhcf wan gu enq kpe ian fas a hgdw hecnzalgen kglp lpq rdgiou elpqdu patq lpdekn al pgw.</text:p>
      <text:p text:style-name="P21">25-7 <text:s text:c="3"/>:a ciggmccpih kan yc qnm ovq gan hau a pyzk pqinjafyqn oyfv fvm dzygec qfvmzc valm fvzqon af vyk.</text:p>
      <text:p text:style-name="P21">17-11 <text:s text:c="2"/>:a successful man is one who can lay a firm foundation with the bricks others have thrown at him.</text:p>
      <text:p text:style-name="P21">5-17 <text:s text:c="3"/>:a qmwwsqqdmr can kq yns izy wan rae a dkfc dymnhabkyn ikbz bzs lfkwgq ybzsfq zaxs bzfyin ab zkc.</text:p>
      <text:p text:style-name="P21">23-21 <text:s text:c="2"/>:a gysskggtyv ean ug wnk qlw san vai a tuxe twynbapuwn qupl plk jxusmg wplkxg lahk plxwqn ap lue.</text:p>
      <text:p text:style-name="P21">19-23 <text:s text:c="2"/>:a oeqqgoobex san mo ing uri qan xak a bmts bienlajmin umjr jrg vtmqco ijrgto razg jrtiun aj rms.</text:p>
      <text:p text:style-name="P10"><text:soft-page-break/><text:span text:style-name="T15"><text:tab/>The run time is 0.86 ms. We obtained 8 output and we can easily detect the plain text with </text:span><text:span text:style-name="T21">17-11</text:span><text:span text:style-name="T15"> gamma-theta values: <text:s/></text:span><text:span text:style-name="T21">a successful man is one who can lay a firm foundation with the bricks others have thrown at him. </text:span><text:span text:style-name="T15">However, these are decryption key and we hasn’t found encryption key yet. </text:span><text:span text:style-name="T19">Then I write overwritten similar code</text:span><text:span text:style-name="T15"> which is with new alpha and beta values. Since we know the plain and cipher text it is easy process. The correct alpha and beta values are </text:span><text:span text:style-name="T21">23 – 7.</text:span></text:p>
      <text:p text:style-name="P29"/>
      <text:p text:style-name="P12"><text:span text:style-name="T21">S</text:span><text:span text:style-name="T20">olution #2 without Exhaustive Search </text:span></text:p>
      <text:p text:style-name="P30"/>
      <text:p text:style-name="P12"><text:span text:style-name="T13"><text:tab/>After we found the letter a which has index 0. Due to formula “a*x+b = y” and x=0, a becomes irrelevant. <text:s/>Therefore b=y or in other saying ‘h’ index 7 could be concluded. </text:span><text:span text:style-name="T16">After the solution of beta, alpha could take less than 13 value which can be easily calculated. Other hints like, ‘hc’ bi-gram word may correspond to easy-to-find words such as ‘at’, ‘an’ or ‘am’. After the </text:span><text:span text:style-name="T44">solution</text:span><text:span text:style-name="T16"> of alpha and beta values, rest of the solution can be calculated easily. </text:span></text:p>
      <text:p text:style-name="P30"/>
      <text:p text:style-name="P29">Solution #3</text:p>
      <text:p text:style-name="P29"/>
      <text:p text:style-name="P11"><text:span text:style-name="T20"><text:tab/></text:span><text:span text:style-name="T17">What we are trying to do is, combining each letter and create an new alphabet of bigrams. There is 31 letter in the alphabet that are told. Therefore total permutation of these letters are 961 (31*31). Please check </text:span><text:span text:style-name="T43">bigramDictionary.ipynb</text:span><text:span text:style-name="T17"> for python notebook code that I used to create them. The output is stored in </text:span><text:span text:style-name="T43">bigram.txt</text:span><text:span text:style-name="T17"> text file. Therefore we have to modulo 961 to not express the limit. Key space is little bit harder, obviously, beta value could take anything between 0 to 961, because it just shift the alphabet. </text:span><text:span text:style-name="T18">However, alpha could not take any value that has gcd(a,b) != 1. Luckily, </text:span><text:span text:style-name="T17"><text:s/></text:span><text:span text:style-name="T18">31 is a prime number therefore 961 has not factor expect 31. That means a only could not take the factors of 31. It cannot take a=31k where k is a integer between 1 to 31. That means, 961-31= 930 for alpha value. The total key space is 961*930=893730</text:span></text:p>
      <text:p text:style-name="P29"/>
      <text:p text:style-name="P31">Solution #4</text:p>
      <text:p text:style-name="P13"><text:span text:style-name="T13"><text:tab/></text:span><text:span text:style-name="T23">I already implement affine cipher on solution 2. However, I must change some values to adjust the new alphabet. Please check </text:span><text:span text:style-name="T28">bigram.py </text:span><text:span text:style-name="T23">for my implementation, and </text:span><text:span text:style-name="T28">bigram.txt</text:span><text:span text:style-name="T23"> for my bigram dictionary. Exhaustively, we can search 893730 key pair, however, In the question 3, there was a hint which obviously given. If the plain text has odd numbered length, we put X at the end of it. Therefore we have 50% chance to ‘YT’ the last element of cipher-text, is going to decrypt to the ‘*X’. Therefore I added some filters to my output calculator. I also eliminate question marks </text:span><text:span text:style-name="T28">and </text:span><text:span text:style-name="T24">exclamations before last 2 element, because they can only be in the end of the file. (point and comma could be in the middle of sentence). Then I manually, trying to see something similar to my eyes between </text:span><text:span text:style-name="T46">48000</text:span><text:span text:style-name="T24"> outputs which you can find in output.txt file.</text:span></text:p>
      <text:p text:style-name="P23"><text:s/></text:p>
      <text:p text:style-name="P23">651-23<text:tab/>:TXLXIXTXIXYXHXGXIXJXUXCXOXJXUXRXPXXXHXYXVXIXKXFX.X</text:p>
      <text:p text:style-name="P23">287-26<text:tab/>:QRALMBURPBGNBIOPMBZZAKTMNVZZMKZANOSUHIINNDSBWSQW.X</text:p>
      <text:p text:style-name="P23">161-64<text:tab/>:HDVOWWKDBWMAMETRWWMJUVNHAGMJ,VX,ZY NBE,ARILW..K?.X</text:p>
      <text:p text:style-name="P23">831-106<text:tab/>:YMRBGYVM.YDPOLD,GYUGNZ,IQJUGEZBRYWRCZLRPUHRYHTJQ.X</text:p>
      <text:p text:style-name="P23">341-147<text:tab/>:LX XUXLXUXVXSXQXUXWXNXIXBXWXNXHXDXTXSXVXPXUXYXOX.X</text:p>
      <text:p text:style-name="P23">79-165<text:tab/>:XSUNJPQS.PEZK BGJP EPHPT L EZHUJVAUFP QZZ.OPCYSR.X</text:p>
      <text:p text:style-name="P23">477-167<text:tab/>:VOXFLV.OAVNIGQGLLVF BT WZUF TTZE,Z.DPQQIJYUVVAFG.X</text:p>
      <text:p text:style-name="P23">730-289<text:tab/>:PSENVPISIPBZV LGVPIEIHVTNLIESHKJJAQF <text:s/>NZT. PQY.R.X</text:p>
      <text:p text:style-name="P23">167-291<text:tab/>:NOHFXVTOMVKIRQQLXVS ZTBWMUS MTPERZXD QNIDYBVEAOG.X</text:p>
      <text:p text:style-name="P23">201-296<text:tab/>:IE,Q,FAEXFAMGW,I,FOTWS,OK.OT,S.HYKY,ZW.MKBRFDCLZ.X</text:p>
      <text:p text:style-name="P23">934-319<text:tab/>:OUORXMQUJMESTA TXMNYVBCCCWNY.BU.RD.GWAFS N MLFNH.X</text:p>
      <text:p text:style-name="P23">473-336<text:tab/>:.RWLLBAROBONNIIPLBLZ,KDM.VLZKKAAOOIUTIQN,DRB SXW.X</text:p>
      <text:p text:style-name="P23">672-337<text:tab/>: PIHMEVPQESULDLCMERFWQI,.KRFHQCNDL.TTDAUFRUEUGRB.X</text:p>
      <text:p text:style-name="P23"><text:soft-page-break/>876-367<text:tab/>:ZRSLOB,RRBVNII POBWZEKUMQVWZQKNALOHUOIXNMDUBOSCW.X</text:p>
      <text:p text:style-name="P23">779-381<text:tab/>:KUGR,MMUPMSSJAAT,MEYCBFCLWEYIBP.LDZGMATSXNBMSFCH.X</text:p>
      <text:p text:style-name="P23">449-389<text:tab/>:CERQHFZEBFVMWWVIHFQTJSSOI.QTQSEHPKV,KWRMVB F,CKZ.X</text:p>
      <text:p text:style-name="P23">823-444<text:tab/>:FSPNFP,SXPFZ. IGFPBEHHNTULBERHNJZALFB RZ..KPSYPR.X</text:p>
      <text:p text:style-name="P23">697-482<text:tab/>:.EFQQFTEKFLMHWNIQFST.SHOG.STDSMHGKS, WHMBBEFYCJZ.X</text:p>
      <text:p text:style-name="P23">37-498<text:tab/>:KD.OCWNDMWRAEEXRCWLJLVDHBGLJUVT,OYMNYEDA.IWWO. ?.X</text:p>
      <text:p text:style-name="P23">139-513<text:tab/>:ZEBQTFRENFSMCWAITF,TCSYO .,TJSZHDKR,VWOMPBHFMCTZ.X</text:p>
      <text:p text:style-name="P23">411-553<text:tab/>:NRZLBBRREBBNJIKPBB ZJK,MMV ZVK,AYOBUPIDNDDHBESAW.X</text:p>
      <text:p text:style-name="P23">916-599<text:tab/>: S NUPTSHPJZC FGUPZEGHFT.LZEQHQJKAGFH VZE.ZPUYDR.X</text:p>
      <text:p text:style-name="P23">62-643<text:tab/>:KXYXGXKXGXJXAXZXGXMXQXBXLXMXQX,XRXDXAXJXWXGXSXTX.X</text:p>
      <text:p text:style-name="P23">465-674<text:tab/>:IXUXJXIXJXQX XMXJXXXWXSXAXXXWXLXOXCX XQXFXJXGX,X.X</text:p>
      <text:p text:style-name="P23">635-699<text:tab/>:NEIQGFFEAF,MDWPIGFCTHSCOW.CTOSKHQKL,WWZMGBZFCCRZ.X</text:p>
      <text:p text:style-name="P23">407-722<text:tab/>:TUYRAMVURMCSQAMTAMBYGBGCOWBYMBD.JDOGTADSWNDMKFTH.X</text:p>
      <text:p text:style-name="P23">480-761<text:tab/>:JEAQMFBEGFMMYWUIMFYTTSFOA.YT SFHKKJ,MWIMDBAFJCGZ.X</text:p>
      <text:p text:style-name="P23">451-785<text:tab/>:OSCNHPHSZPUZD UGHP,ELHOTXL,EVHBJXAAFI BZ .MPKYBR.X</text:p>
      <text:p text:style-name="P23">393-833<text:tab/>:ZPGH,EUPCEGUYDUC,EHFZQB,GKHFKQYNRLLTBDTUMRGEOGWB.X</text:p>
      <text:p text:style-name="P23">626-839<text:tab/>:TDOOEWWDOWBALEEREWIJPVEHEGIJYVH,MYBNAESA IYWG.M?.X</text:p>
      <text:p text:style-name="P23">296-847<text:tab/>:KSZNNPDSAPDZY ZGNPUEXHRTBLUECH.JRA,F, PZX.SPRYVR.X</text:p>
      <text:p text:style-name="P23">238-895<text:tab/>:VP,HEEQPIEUUODZCEE,FGQE,PK,FWQTNLLJTWDCUJRMEVGLB.X</text:p>
      <text:p text:style-name="P23">903-908<text:tab/>:HUARSMJUEMNSRA.TSMFYLBPCKWFYRBT.WDIGUAOSNNVMAFRH.X</text:p>
      <text:p text:style-name="P23">180-943<text:tab/>:BMCBZY,MPYGPDLY,ZYHGUZXI,JHGLZLRFWVCOLUP HFYYTAQ.X</text:p>
      <text:p text:style-name="P23">248-953<text:tab/>:VXPXFXVXFXRXMXTXFX,XOXQXZX,XOXEXSXYXMXRXHXFXWX X.X</text:p>
      <text:p text:style-name="P23"/>
      <text:p text:style-name="P34"><text:span text:style-name="T36"><text:s/>A</text:span><text:span text:style-name="T37">bove, you can see some of the examples </text:span><text:span text:style-name="T38">of the output. And then I started to try some quadrams which are common in english according to “</text:span><text:a xlink:type="simple" xlink:href="http://practicalcryptography.com/cryptanalysis/letter-frequencies-various-languages/english-letter-frequencies/" text:style-name="Internet_20_link" text:visited-style-name="Visited_20_Internet_20_Link">http://practicalcryptography.com/cryptanalysis/letter-frequencies-various-languages/english-letter-frequencies/</text:a><text:span text:style-name="T27">”, and then </text:span><text:span text:style-name="T29">nothing is concluded. There are two probability that's why I cannot decode. Firstly, my dictionary files are not correct. Secondly, I actually found the plain text but cannot detect between these outputs. After I learn the plain text, I am going to check. Still, I am going to attach output.txt file without any filtering mechanism. </text:span><text:span text:style-name="T30">Update: The file was so big to upload, so I take only 48000 row of data. </text:span></text:p>
      <text:p text:style-name="P28"/>
      <text:p text:style-name="P28">“”</text:p>
      <text:p text:style-name="P39">Update 2: I keep researching and found my mistake. As I assumed, I miss-indexing the dictionary of bigrams in bigramDictiony.ipynb. The following correct bigram dictionary code is taken <text:span text:style-name="T48">from internet</text:span>:<text:line-break/><text:line-break/><text:span text:style-name="T48">alp</text:span> = ['A', 'B', 'C', 'D', 'E', 'F', 'G', 'H', 'I', 'J', 'K', 'L', 'M', 'N',\</text:p>
      <text:p text:style-name="P39"><text:s text:c="10"/>'O', 'P', 'Q', 'R', 'S', 'T', 'U', 'V', 'W', 'X', 'Y', 'Z', ' ', '.',\</text:p>
      <text:p text:style-name="P39"><text:s text:c="10"/>',', '!', '?']</text:p>
      <text:p text:style-name="P39"/>
      <text:p text:style-name="P39"><text:span text:style-name="T48">m</text:span> = {}</text:p>
      <text:p text:style-name="P39">inv_m = {}</text:p>
      <text:p text:style-name="P39">count = 0</text:p>
      <text:p text:style-name="P39">for i in range(len(<text:span text:style-name="T48">alp</text:span>)):</text:p>
      <text:p text:style-name="P39"><text:s text:c="4"/>for j in range(len(<text:span text:style-name="T48">alp</text:span>)):</text:p>
      <text:p text:style-name="P39"><text:s text:c="8"/>m[single_letter[i]+<text:span text:style-name="T48">alp</text:span>[j]] = count</text:p>
      <text:p text:style-name="P39"><text:s text:c="8"/>inv_m[count] = <text:span text:style-name="T48">alp</text:span>[i]+<text:span text:style-name="T48">alp</text:span>[j]</text:p>
      <text:p text:style-name="P39"><text:s text:c="8"/>count += 1</text:p>
      <text:p text:style-name="P39"/>
      <text:p text:style-name="P39">and the plaintext is <text:span text:style-name="T47">THOSE WHO BELIEVE IN TELEKINETICS, RAISE MY HAND..</text:span></text:p>
      <text:p text:style-name="P39"><text:span text:style-name="T47"/></text:p>
      <text:p text:style-name="P39"><text:span text:style-name="T6">I did cleary state the parts after update 2 is not my own work </text:span><text:span text:style-name="T8">t</text:span>o prevent plagiarism. I accept my mistake, and reduction of my points. </text:p>
      <text:p text:style-name="P31"><text:soft-page-break/></text:p>
      <text:p text:style-name="P31">Solution #5</text:p>
      <text:p text:style-name="P31"/>
      <text:p text:style-name="P18"><text:span text:style-name="T39"><text:s text:c="6"/></text:span><text:span text:style-name="T32">In that question, we did a easy implementation of vinegere cipher. I attached the code that I used </text:span><text:span text:style-name="T35">that named vingerecipher.py</text:span><text:span text:style-name="T32">, in order to decrypt the cipher text </text:span><text:span text:style-name="T31">"A RRNNQW</text:span><text:span text:style-name="T32"> </text:span><text:span text:style-name="T31">TB IGQOEE BAYL QHMLRAOA WG RZE TZHSFDF BAYL I QWG'R CNBE MFW AAAPCJ." </text:span><text:span text:style-name="T33">What I do is subtracting the key word indices from the cipher-text in-orderly. <text:s/>Please see </text:span><text:span text:style-name="T34">vingerecipher.py</text:span><text:span text:style-name="T33"> for the python implementation. The output is “</text:span><text:span text:style-name="T40">I REFUSE TO ANSWER THAT QUESTION ON THE GROUNDS THAT I DON'T KNOW THE ANSWER</text:span><text:span text:style-name="T33">”</text:span></text:p>
      <text:p text:style-name="P24">. </text:p>
      <text:p text:style-name="P22"/>
      <text:p text:style-name="P22"/>
      <text:p text:style-name="P14"><text:span text:style-name="T15">S</text:span><text:span text:style-name="T13">olution #6</text:span></text:p>
      <text:p text:style-name="P32"/>
      <text:p text:style-name="P14"><text:span text:style-name="T13"><text:tab/></text:span><text:span text:style-name="T22">The first task is finding the key length. To achieve that we have to shift the text by one and compare with itself and count coincides. For python code that I write to do this please check “</text:span><text:span text:style-name="T29">keylength.py</text:span><text:span text:style-name="T22">”. After I count coincides, the output was:</text:span></text:p>
      <text:p text:style-name="P15"><text:span text:style-name="T22">[0, 20, 20, 16, 22, 16, 15, 27, 12, 16, 15, 19, 19, 20, 34, 21, 20, 13, 6, 13, 24, 31, 25, 17, 12, 20]. Therefore max 3 value are 34,31 and 27. However, 34’s index is 14 and 31’s index is 21, or other saying key lengths which are too long to remember. The index of 27 which is third largest coincides and factor of other 2 is 7. Therefore, it would be wise to think key length is 7. (In fact, I tried 14, create subtexts and apply letter frequency analisis but could not anything. So I passed to 7). </text:span><text:span text:style-name="T29">Please check the vigeretoshift.py to learn how to parser the plain text to subtextes. </text:span><text:span text:style-name="T22">These are the outputs of 14 key length subtexts </text:span><text:span text:style-name="T29">that I found in my first attempt</text:span><text:span text:style-name="T22">:</text:span></text:p>
      <text:p text:style-name="P25"/>
      <text:p text:style-name="P25">['gogrroypwebklcdsqckwvsvzkdlldrd', 'slspsdhtjdeqplsytmdpjrsuyosssdo', 'orivetalltoatnegvekmopypgadwdza', 'oaoeskpheponszzkaheepsdtebeelg', 'mqptqxkcbpbumninatnapswdhqooak', 'olgddhzhlagzwjjlzkllwmvmgbbbmj', 'ngtzkhgvkmonmnjghzgzqwvovagghw', 'yscqxxssougedjooccoucocnzgjfze', 'oyppzrdesttdspdjsscpzyyybkoyxy', 'skitthwhotteenteaaetuqhovgpmoc', 'peodoakonmdjshawngedjensaepeme', 'psqwmzwvacwmwidzvmamlwuwjlwbee', "wffmwwvgwwmsgcwzwlkg'anzlzvwta", 'rnsflsrvldsqcdmdrnnmkqdwvgvjwd']</text:p>
      <text:p text:style-name="P25"/>
      <text:p text:style-name="P25"/>
      <text:p text:style-name="P26">And the correct subtexts are with length 7. </text:p>
      <text:p text:style-name="P26"/>
      <text:p text:style-name="P26">['gyosgcrqrxoxyspswoeubgkeldcjdosoqccckowuvcsovcznkzdgljlfdzred', 'solyspppszdrhdtejsdtetqdpslpsdyjtsmsdcppjzrysyuyyboksosysxdyo', 'osrkiivtetthawlhlottotaetennetgevaeakemtoupqyhpogvagdpwmdozca', 'opaeooedsokapkhoenpmodnjsszhzakwanhgeeedpjsedntseabeepeelmge', 'mpqspqtwqmxzkwcvbapcbwummwniidnzavtmnaamplswwudwhjqlowobaeke', "owlfgfdmdwhwzvhglwawgmzswgjcjwlzzwkllklgw'mavnmzglbzbvbwmtja", 'nrgntszfklhsgrvvklmdosnqmcndjmgdhrzngnzmqkwqvdowvvaggvgjhwwd']</text:p>
      <text:p text:style-name="P26"/>
      <text:p text:style-name="P26">you can check and verify by vigeretoshift.py.</text:p>
      <text:p text:style-name="P26"/>
      <text:p text:style-name="P16"><text:span text:style-name="T22">Then, we have to letter frequency </text:span><text:span text:style-name="T25">analysis</text:span><text:span text:style-name="T22"> for each subtext. Unfortunately, I had overwritten on my code again and again to calculate </text:span><text:span text:style-name="T25">seven different subtext</text:span><text:span text:style-name="T22">. </text:span><text:span text:style-name="T25">Therefore, I will take one sample to explain the process. </text:span><text:span text:style-name="T22"><text:s/></text:span><text:span text:style-name="T25">Below, I did letter frequency analisis </text:span><text:span text:style-name="T29">with freqanalisis.py</text:span><text:span text:style-name="T25"> for first subtext “</text:span><text:span text:style-name="T22">gyosgcrqrxoxyspswoeubgkeldcjdosoqccckowuvcsovcznkzdgljlfdzred”. </text:span><text:span text:style-name="T25">Apparently, C,D,G,O and S frequently repeated. Therefore it is wise to think these corresponds to most frequent letters, E,A,N,O,T,L. Then, to check best option I write an algorithm to calculate fitness </text:span><text:soft-page-break/><text:span text:style-name="T25">level between our letter frequency and English alphabet’s. Please check vigeretoshift.</text:span><text:span text:style-name="T45">py </text:span><text:span text:style-name="T25">The fitness level has calculated from mean square error and best options for k[1] </text:span><text:span text:style-name="T26">are Q,T and U. Of course, we tried Q first. </text:span></text:p>
      <text:p text:style-name="P26"/>
      <text:p text:style-name="P26">A <text:s text:c="6"/>: </text:p>
      <text:p text:style-name="P26">C <text:s text:c="6"/>: |||||||</text:p>
      <text:p text:style-name="P26">B <text:s text:c="6"/>: |</text:p>
      <text:p text:style-name="P26">E <text:s text:c="6"/>: |||</text:p>
      <text:p text:style-name="P26">D <text:s text:c="6"/>: |||||</text:p>
      <text:p text:style-name="P26">G <text:s text:c="6"/>: ||||</text:p>
      <text:p text:style-name="P26">F <text:s text:c="6"/>: |</text:p>
      <text:p text:style-name="P26">I <text:s text:c="6"/>: </text:p>
      <text:p text:style-name="P26">H <text:s text:c="6"/>: </text:p>
      <text:p text:style-name="P26">K <text:s text:c="6"/>: |||</text:p>
      <text:p text:style-name="P26">J <text:s text:c="6"/>: ||</text:p>
      <text:p text:style-name="P26">M <text:s text:c="6"/>: </text:p>
      <text:p text:style-name="P26">L <text:s text:c="6"/>: |||</text:p>
      <text:p text:style-name="P26">O <text:s text:c="6"/>: |||||||</text:p>
      <text:p text:style-name="P26">N <text:s text:c="6"/>: |</text:p>
      <text:p text:style-name="P26">Q <text:s text:c="6"/>: ||</text:p>
      <text:p text:style-name="P26">P <text:s text:c="6"/>: |</text:p>
      <text:p text:style-name="P26">S <text:s text:c="6"/>: |||||</text:p>
      <text:p text:style-name="P26">R <text:s text:c="6"/>: |||</text:p>
      <text:p text:style-name="P26">U <text:s text:c="6"/>: ||</text:p>
      <text:p text:style-name="P26">T <text:s text:c="6"/>: </text:p>
      <text:p text:style-name="P26">W <text:s text:c="6"/>: ||</text:p>
      <text:p text:style-name="P26">V <text:s text:c="6"/>: ||</text:p>
      <text:p text:style-name="P26">Y <text:s text:c="6"/>: ||</text:p>
      <text:p text:style-name="P26">X <text:s text:c="6"/>: ||</text:p>
      <text:p text:style-name="P26">Z <text:s text:c="6"/>: |||</text:p>
      <text:p text:style-name="P26"/>
      <text:p text:style-name="P26"/>
      <text:p text:style-name="P17"><text:span text:style-name="T22">After I did the previous step for the each subtext, I found the sequence k1=q, k2=p, k3=a, k4=e, k5=s, k6=i and k7= b. Key is </text:span><text:span text:style-name="T29">k=</text:span><text:span text:style-name="T22">{qpaesib}. Below is the encoded, sequence of plain text. The plain text is the following.</text:span></text:p>
      <text:p text:style-name="P27"/>
      <text:p text:style-name="P33">“whosewoodstheseareithinkiknowhishouseisinthevillagethoughhewillnotseemestoppingheretowatchhiswoodsfillupwithsnowmylittlehorsemustthinkitqueertostopwithoutafarmhousenearbetweenthewoodsandfrozenlakethedarkesteveningoftheyearhegiveshisharnessbellsashaketoaskifthereissomemistaketheonlyothersound'sthesweepofeasywindanddownyflakethewoodsarelovelydarkanddeepbutihavepromisestokeepandmilestogobeforeisleepandmilestogobeforeisleep”</text:p>
      <text:p text:style-name="P33"/>
      <text:p text:style-name="P33">I googled it: </text:p>
      <text:p text:style-name="P33"/>
      <text:p text:style-name="P36">Whose woods these are I think I know.</text:p>
      <text:p text:style-name="P37">His house is in the village though;</text:p>
      <text:p text:style-name="P37">He will not see me stopping here</text:p>
      <text:p text:style-name="P37">To watch his woods fill up with snow.</text:p>
      <text:p text:style-name="P37"/>
      <text:p text:style-name="P37">My little horse must think it queer</text:p>
      <text:p text:style-name="P37">To stop without a farmh<text:span text:style-name="T41">ouse near</text:span></text:p>
      <text:p text:style-name="P38">Between the woods and frozen lake</text:p>
      <text:p text:style-name="P38"><text:soft-page-break/>The darkest evening of the year.</text:p>
      <text:p text:style-name="P38"/>
      <text:p text:style-name="P38">He gives his harness bells a shake</text:p>
      <text:p text:style-name="P38">To ask if there is some mistake.</text:p>
      <text:p text:style-name="P38">The only other sound’s the sweep</text:p>
      <text:p text:style-name="P38">Of easy wind and downy flake.</text:p>
      <text:p text:style-name="P38"/>
      <text:p text:style-name="P38">The woods are lovely, dark and deep, </text:p>
      <text:p text:style-name="P38">But I have promises to keep,</text:p>
      <text:p text:style-name="P38">And miles to go before I sleep,</text:p>
      <text:p text:style-name="P38">And miles to go before I sleep.</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adobe-garamond-pro" svg:font-family="adobe-garamond-pro"/>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6c78" officeooo:paragraph-rsid="00196c7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S411 Cryptography Homework #1 </text:p>
        <text:p text:style-name="MP1">Hakan Buğra Erentuğ 23637</text:p>
        <text:p text:style-name="MP1">Erkay Savaş 12 / 10 / 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7:23:18.204560429</meta:creation-date>
    <dc:date>2019-10-13T23:29:51.010786153</dc:date>
    <meta:editing-duration>PT15M41S</meta:editing-duration>
    <meta:editing-cycles>6</meta:editing-cycles>
    <meta:generator>LibreOffice/6.0.7.3$Linux_X86_64 LibreOffice_project/00m0$Build-3</meta:generator>
    <meta:document-statistic meta:table-count="0" meta:image-count="0" meta:object-count="0" meta:page-count="7" meta:paragraph-count="187" meta:word-count="2073" meta:character-count="14344" meta:non-whitespace-character-count="12024"/>
  </office:meta>
</office:document-meta>
</file>